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mush@mush-Ubuntu-Desktop:~/Downloads/Bandage_Ubuntu-x86-64_v0.9.0_AppImage$ /usr/bin/time -v ./Bandage.AppImage querypaths 1_1_1_graph.gfa combined_1.fasta outputcombined1</text:p>
      <text:p text:style-name="Standard"/>
      <text:p text:style-name="Standard">(06 Mar. 2023 14:12:26) Loading graph... <text:s text:c="7"/>done</text:p>
      <text:p text:style-name="Standard">(06 Mar. 2023 14:12:26) Running BLAST search... done</text:p>
      <text:p text:style-name="Standard">(06 Mar. 2023 14:12:26) Saving results... <text:s text:c="6"/>done</text:p>
      <text:p text:style-name="Standard"/>
      <text:p text:style-name="Standard">Results: <text:s text:c="5"/>outputcombined1.tsv</text:p>
      <text:p text:style-name="Standard"/>
      <text:p text:style-name="Standard">Summary: Total BLAST queries: <text:s text:c="10"/>378</text:p>
      <text:p text:style-name="Standard"><text:s text:c="9"/>Queries with found paths: <text:s text:c="5"/>378</text:p>
      <text:p text:style-name="Standard"><text:s text:c="9"/>Total query paths: <text:s text:c="12"/>393</text:p>
      <text:p text:style-name="Standard"/>
      <text:p text:style-name="Standard">Elapsed time: 00:00:00.899</text:p>
      <text:p text:style-name="Standard"><text:tab/>Command being timed: "./Bandage.AppImage querypaths 1_1_1_graph.gfa combined_1.fasta outputcombined1"</text:p>
      <text:p text:style-name="Standard"><text:tab/>User time (seconds): 0.78</text:p>
      <text:p text:style-name="Standard"><text:tab/>System time (seconds): 0.13</text:p>
      <text:p text:style-name="Standard"><text:tab/>Percent of CPU this job got: 87%</text:p>
      <text:p text:style-name="Standard"><text:tab/>Elapsed (wall clock) time (h:mm:ss or m:ss): 0:01.04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110768</text:p>
      <text:p text:style-name="Standard"><text:tab/>Average resident set size (kbytes): 0</text:p>
      <text:p text:style-name="Standard"><text:tab/>Major (requiring I/O) page faults: 190</text:p>
      <text:p text:style-name="Standard"><text:tab/>Minor (reclaiming a frame) page faults: 58560</text:p>
      <text:p text:style-name="Standard"><text:tab/>Voluntary context switches: 647</text:p>
      <text:p text:style-name="Standard"><text:tab/>Involuntary context switches: 10</text:p>
      <text:p text:style-name="Standard"><text:tab/>Swaps: 0</text:p>
      <text:p text:style-name="Standard"><text:tab/>File system inputs: 0</text:p>
      <text:p text:style-name="Standard"><text:tab/>File system outputs: 195536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>(base) mush@mush-Ubuntu-Desktop:~/Downloads/Bandage_Ubuntu-x86-64_v0.9.0_AppImage$ /usr/bin/time -v ./Bandage.AppImage querypaths CAMI_M_2_graph.gfa combined_2.fasta outputcombined2</text:p>
      <text:p text:style-name="Standard"/>
      <text:p text:style-name="Standard">(06 Mar. 2023 14:17:49) Loading graph... <text:s text:c="7"/>done</text:p>
      <text:p text:style-name="Standard">(06 Mar. 2023 14:18:07) Running BLAST search... done</text:p>
      <text:p text:style-name="Standard">(06 Mar. 2023 14:18:29) Saving results... <text:s text:c="6"/>done</text:p>
      <text:p text:style-name="Standard"/>
      <text:p text:style-name="Standard">Results: <text:s text:c="5"/>outputcombined2.tsv</text:p>
      <text:p text:style-name="Standard"/>
      <text:p text:style-name="Standard">Summary: Total BLAST queries: <text:s text:c="10"/>54</text:p>
      <text:p text:style-name="Standard"><text:soft-page-break/><text:s text:c="9"/>Queries with found paths: <text:s text:c="5"/>51</text:p>
      <text:p text:style-name="Standard"><text:s text:c="9"/>Total query paths: <text:s text:c="12"/>62</text:p>
      <text:p text:style-name="Standard"/>
      <text:p text:style-name="Standard">Elapsed time: 00:00:39.123</text:p>
      <text:p text:style-name="Standard"><text:tab/>Command being timed: "./Bandage.AppImage querypaths CAMI_M_2_graph.gfa combined_2.fasta outputcombined2"</text:p>
      <text:p text:style-name="Standard"><text:tab/>User time (seconds): 36.76</text:p>
      <text:p text:style-name="Standard"><text:tab/>System time (seconds): 2.58</text:p>
      <text:p text:style-name="Standard"><text:tab/>Percent of CPU this job got: 99%</text:p>
      <text:p text:style-name="Standard"><text:tab/>Elapsed (wall clock) time (h:mm:ss or m:ss): 0:39.51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1976776</text:p>
      <text:p text:style-name="Standard"><text:tab/>Average resident set size (kbytes): 0</text:p>
      <text:p text:style-name="Standard"><text:tab/>Major (requiring I/O) page faults: 192</text:p>
      <text:p text:style-name="Standard"><text:tab/>Minor (reclaiming a frame) page faults: 1105726</text:p>
      <text:p text:style-name="Standard"><text:tab/>Voluntary context switches: 386</text:p>
      <text:p text:style-name="Standard"><text:tab/>Involuntary context switches: 480</text:p>
      <text:p text:style-name="Standard"><text:tab/>Swaps: 0</text:p>
      <text:p text:style-name="Standard"><text:tab/>File system inputs: 925224</text:p>
      <text:p text:style-name="Standard"><text:tab/>File system outputs: 252691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>(base) mush@mush-Ubuntu-Desktop:~/Downloads/Bandage_Ubuntu-x86-64_v0.9.0_AppImage$ /usr/bin/time -v ./Bandage.AppImage querypaths NW016_1_graph.gfa combined_3.fasta outputcombined3</text:p>
      <text:p text:style-name="Standard"/>
      <text:p text:style-name="Standard">(06 Mar. 2023 14:20:30) Loading graph... <text:s text:c="7"/>done</text:p>
      <text:p text:style-name="Standard">(06 Mar. 2023 14:20:35) Running BLAST search... done</text:p>
      <text:p text:style-name="Standard">(06 Mar. 2023 14:20:42) Saving results... <text:s text:c="6"/>done</text:p>
      <text:p text:style-name="Standard"/>
      <text:p text:style-name="Standard">Results: <text:s text:c="5"/>outputcombined3.tsv</text:p>
      <text:p text:style-name="Standard"/>
      <text:p text:style-name="Standard">Summary: Total BLAST queries: <text:s text:c="10"/>16</text:p>
      <text:p text:style-name="Standard"><text:s text:c="9"/>Queries with found paths: <text:s text:c="5"/>16</text:p>
      <text:p text:style-name="Standard"><text:s text:c="9"/>Total query paths: <text:s text:c="12"/>16</text:p>
      <text:p text:style-name="Standard"/>
      <text:p text:style-name="Standard">Elapsed time: 00:00:11.307</text:p>
      <text:p text:style-name="Standard"><text:tab/>Command being timed: "./Bandage.AppImage querypaths NW016_1_graph.gfa combined_3.fasta outputcombined3"</text:p>
      <text:p text:style-name="Standard"><text:tab/>User time (seconds): 10.71</text:p>
      <text:p text:style-name="Standard"><text:tab/>System time (seconds): 0.66</text:p>
      <text:p text:style-name="Standard"><text:tab/>Percent of CPU this job got: 98%</text:p>
      <text:p text:style-name="Standard"><text:tab/>Elapsed (wall clock) time (h:mm:ss or m:ss): 0:11.51</text:p>
      <text:p text:style-name="Standard"><text:soft-page-break/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537588</text:p>
      <text:p text:style-name="Standard"><text:tab/>Average resident set size (kbytes): 0</text:p>
      <text:p text:style-name="Standard"><text:tab/>Major (requiring I/O) page faults: 190</text:p>
      <text:p text:style-name="Standard"><text:tab/>Minor (reclaiming a frame) page faults: 372617</text:p>
      <text:p text:style-name="Standard"><text:tab/>Voluntary context switches: 287</text:p>
      <text:p text:style-name="Standard"><text:tab/>Involuntary context switches: 620</text:p>
      <text:p text:style-name="Standard"><text:tab/>Swaps: 0</text:p>
      <text:p text:style-name="Standard"><text:tab/>File system inputs: 185168</text:p>
      <text:p text:style-name="Standard"><text:tab/>File system outputs: 563960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23:22.701089963</meta:creation-date>
    <dc:date>2023-03-06T14:23:46.192414964</dc:date>
    <meta:editing-duration>PT23S</meta:editing-duration>
    <meta:editing-cycles>1</meta:editing-cycles>
    <meta:document-statistic meta:table-count="0" meta:image-count="0" meta:object-count="0" meta:page-count="3" meta:paragraph-count="96" meta:word-count="492" meta:character-count="3935" meta:non-whitespace-character-count="3281"/>
    <meta:generator>LibreOffice/7.3.7.2$Linux_X86_64 LibreOffice_project/30$Build-2</meta:generator>
  </office:meta>
</office:document-meta>
</file>